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reek beta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variant kai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omvendt epsilon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Bokmål</text:p>
          </table:table-cell>
        </table:table-row>
        <table:table-row table:style-name="ro1">
          <table:table-cell table:style-name="Default" office:value-type="string" calcext:value-type="string">
            <text:p>Δ</text:p>
          </table:table-cell>
          <table:table-cell table:style-name="Default" office:value-type="string" calcext:value-type="string">
            <text:p>0394</text:p>
          </table:table-cell>
          <table:table-cell table:style-name="Default" office:value-type="string" calcext:value-type="string">
            <text:p>triangle</text:p>
          </table:table-cell>
          <table:table-cell table:style-name="Default" office:value-type="string" calcext:value-type="string">
            <text:p>triangel</text:p>
          </table:table-cell>
        </table:table-row>
      </table:table>
      <table:table table:name="hebrew_let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>dalet</text:p>
          </table:table-cell>
        </table:table-row>
      </table:table>
      <table:table table:name="latin-lower-doub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c med cedille og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e with macron og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e with macron og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e med cedille og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i med tøddel og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l with dot below og macron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o med tilde og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o med tilde og diaeresis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o with macron og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o with macron og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r with dot below og macron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s med akutt og dot above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s with caron og dot above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s with dot below og dot above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u med tilde og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u with macron og diaeresis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a med cirkumfleks og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a med cirkumfleks og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a med cirkumfleks og hook abov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a med cirkumfleks og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a med cirkumfleks og dot below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a with breve og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a with breve og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a with breve og hook abov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a with breve og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a with breve og dot below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e med cirkumfleks og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e med cirkumfleks og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e med cirkumfleks og hook abov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e med cirkumfleks og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e med cirkumfleks og dot below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o med cirkumfleks og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o med cirkumfleks og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o med cirkumfleks og hook abov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o med cirkumfleks og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o med cirkumfleks og dot below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o with horn og acut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o with horn og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o with horn og hook abov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o with horn og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o with horn og dot below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u with horn og acut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u with horn og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u with horn og hook abov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u with horn og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u with horn og dot below</text:p>
          </table:table-cell>
        </table:table-row>
      </table:table>
      <table:table table:name="latin-lower-phonetic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ø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d with stroke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table:number-columns-repeated="2" office:value-type="string" calcext:value-type="string">
            <text:p>h with stroke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table:number-columns-repeated="2" office:value-type="string" calcext:value-type="string">
            <text:p>l with stroke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table:number-columns-repeated="2" office:value-type="string" calcext:value-type="string">
            <text:p>t with stroke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table:number-columns-repeated="2" office:value-type="string" calcext:value-type="string">
            <text:p>lambda with stroke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table:number-columns-repeated="2" office:value-type="string" calcext:value-type="string">
            <text:p>long s with dot above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table:number-columns-repeated="2"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table:number-columns-repeated="2" office:value-type="string" calcext:value-type="string">
            <text:p>f with hook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l with strek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table:number-columns-repeated="2" office:value-type="string" calcext:value-type="string">
            <text:p>open e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n preceded per apostrophe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table:number-columns-repeated="2"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a med grav akutt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a med akutt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a med cirkumfleks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a med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a med tøddel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å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c med cedille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e med grav akutt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e med akutt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e med cirkumfleks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e med tøddel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i med grav akutt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i med akutt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i med cirkumfleks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i med tøddel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n med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o med grav akutt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o med akutt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o med cirkumfleks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o med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o med tøddel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u med grav akutt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u med akutt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u med cirkumfleks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u med tøddel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y med akutt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y med tøddel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a with macron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c med akutt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c med cirkumfleks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c with dot above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e with macron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e with dot above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g med cirkumfleks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g with dot above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h med cirkumfleks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i med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i with macron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i with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dotless 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j med cirkumfleks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k med cedille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l med akutt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l med cedille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n med akutt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n med cedille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o with macron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o with dobbel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r med akutt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r med cedille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s med akutt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s med cirkumfleks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s med cedille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t med cedille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u med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u with macron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u with ring above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u with dobbel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w med cirkumfleks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y med cirkumfleks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z med akutt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z with dot above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g med akutt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b with dot above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b with dot below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b with linje below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d with dot above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d with dot below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d with linje below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d med cedille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d med cirkumfleks below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e med cirkumfleks below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e med tilde below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f with dot above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g with macron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h with dot above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h with dot below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h med tøddel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h med cedille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i med tilde below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k med akutt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k with dot below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k with linje below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l with dot below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l with linje below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l med cirkumfleks below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m med akutt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m with dot above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m with dot below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n with dot above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n with dot below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n with linje below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n med cirkumfleks below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p med akutt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p with dot above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r with dot above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r with dot below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r with linje below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s with dot above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s with dot below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t with dot above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t with dot below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t with linje below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t med cirkumfleks below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u med tøddel below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u med tilde below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u med cirkumfleks below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v med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v with dot below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w med grav akutt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w med akutt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w med tøddel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w with dot above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w with dot below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x with dot above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x med tøddel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y with dot above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z med cirkumfleks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z with dot below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z with linje below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h with linje below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t med tøddel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w with ring above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y with ring above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a with høyre half 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a with dot below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a with hook above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e with dot below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e with hook above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e med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i with hook above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i with dot below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o with dot below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o with hook above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u with dot below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u with hook above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y med grav akutt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y with dot below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y with hook above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y med tilde</text:p>
          </table:table-cell>
        </table:table-row>
      </table:table>
      <table:table table:name="latin-res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planck constant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stor c med cedille og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stor e with macron og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stor e with macron og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stor e med cedille og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stor i med tøddel og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stor l with dot below og macron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stor o med tilde og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stor o med tilde og diaeresis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stor o with macron og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stor o with macron og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stor r with dot below og macron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stor s med akutt og dot above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stor s with caron og dot above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stor s with dot below og dot above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stor u med tilde og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stor u with macron og diaeresis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stor a med cirkumfleks og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stor a med cirkumfleks og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stor a med cirkumfleks og hook abov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stor a med cirkumfleks og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stor a med cirkumfleks og dot below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stor a with breve og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stor a with breve og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stor a with breve og hook abov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stor a with breve og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stor a with breve og dot below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stor e med cirkumfleks og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stor e med cirkumfleks og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stor e med cirkumfleks og hook abov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stor e med cirkumfleks og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stor e med cirkumfleks og dot below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stor o med cirkumfleks og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stor o med cirkumfleks og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stor o med cirkumfleks og hook abov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stor o med cirkumfleks og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stor o med cirkumfleks og dot below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stor o with horn og acut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stor o with horn og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stor o with horn og hook abov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stor o with horn og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stor o with horn og dot below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stor u with horn og acut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stor u with horn og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stor u with horn og hook abov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stor u with horn og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stor u with horn og dot below</text:p>
          </table:table-cell>
        </table:table-row>
      </table:table>
      <table:table table:name="latin-upper-sing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stor a med grav akutt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stor a med akutt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stor a med cirkumfleks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stor a med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stor a med tøddel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ångstrøm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stor c med cedille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stor e med grav akutt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stor e med akutt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stor e med cirkumfleks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stor e med tøddel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stor i med grav akutt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stor i med akutt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stor i med cirkumfleks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stor i med tøddel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stor n med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stor o med grav akutt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stor o med akutt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stor o med cirkumfleks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stor o med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stor o med tøddel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stor u med grav akutt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stor u med akutt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stor u med cirkumfleks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stor u med tøddel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stor y med akutt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stor a with macron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stor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stor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stor c med akutt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stor c med cirkumfleks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stor c with dot above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stor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stor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stor e with macron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stor e with dot above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stor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stor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stor g med cirkumfleks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stor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stor g with dot above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stor g med cedille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stor h med cirkumfleks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stor i med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stor i with macron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stor i with ogonek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stor i with dot above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stor j med cirkumfleks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stor k med cedille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stor l med akutt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stor l med cedille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stor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stor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stor n med akutt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stor n med cedille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stor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stor o with macron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stor o with dobbel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stor r med akutt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stor r med cedille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stor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stor s med akutt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stor s med cirkumfleks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stor s med cedille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stor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stor t med cedille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stor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stor u med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stor u with macron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stor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stor u with ring above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stor u with dobbel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stor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stor w med cirkumfleks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stor y med cirkumfleks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stor y med tøddel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stor z med akutt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stor z with dot above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stor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stor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stor b with dot above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stor b with dot below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stor b with linje below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stor d with dot above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stor d with dot below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stor d with linje below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stor d med cedille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stor d med cirkumfleks below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stor e med cirkumfleks below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stor e med tilde below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stor f with dot above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stor g with macron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stor h with dot above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stor h with dot below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stor h med tøddel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stor h med cedille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stor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stor i med tilde below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stor k med akutt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stor k with dot below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stor k with linje below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stor l with dot below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stor l with linje below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stor l med cirkumfleks below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stor m med akutt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stor m with dot above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stor m with dot below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stor n with dot above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stor n with dot below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stor n with linje below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stor n med cirkumfleks below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stor p med akutt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stor p with dot above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stor r with dot above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stor r with dot below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stor r with linje below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stor s with dot above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stor s with dot below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stor t with dot above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stor t with dot below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stor t with linje below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stor t med cirkumfleks below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stor u med tøddel below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stor u med tilde below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stor u med cirkumfleks below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stor v med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stor v with dot below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stor w med grav akutt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stor w med akutt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stor w med tøddel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stor w with dot above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stor w with dot below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stor x with dot above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stor x med tøddel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stor y with dot above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stor z med cirkumfleks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stor z with dot below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stor z with linje below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stor a with dot below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stor a with hook above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stor e with dot below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stor e with hook above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stor e med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stor i with hook above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stor i with dot below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stor o with dot below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stor o with hook above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stor u with dot below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stor u with hook above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stor y med grav akutt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stor y with dot below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stor y with hook above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stor y med tilde</text:p>
          </table:table-cell>
        </table:table-row>
      </table:table>
      <table:table table:name="math_angle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høyre vinkel with arc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høyre vinkel with downwards zigzag arrow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three dimensional vinkel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målt høyre vinkel with dot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vinkel with underbar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omvendt vinkel with underbar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oblique vinkel opening opp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oblique vinkel opening ned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målt vinkel with open arm ending i arrow-vendt opp og til the høyre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målt vinkel with open arm ending i arrow-vendt opp og til the venstre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målt vinkel with open arm ending i arrow-vendt ned og til the høyre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målt vinkel with open arm ending i arrow-vendt ned og til the venstre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målt vinkel with open arm ending i arrow-vendt høyre og opp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målt vinkel with open arm ending i arrow-vendt venstre og opp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målt vinkel with open arm ending i arrow-vendt høyre og ned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målt vinkel with open arm ending i arrow-vendt venstre og ned</text:p>
          </table:table-cell>
        </table:table-row>
      </table:table>
      <table:table table:name="math_arrow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venstrewards arrow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upwards arrow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høyrewards arrow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downwards arrow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>venstre høyre arrow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opp ned arrow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>north west arrow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>north east arrow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>south east arrow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>south west arrow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>høyrewards two headed arrow from strek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høyrewards two headed trippel dash arrow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>høyrewards arrow with dotted stem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>upwards arrow til strek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>downwards arrow til strek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høyrewards two headed arrow with tail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>venstrewards arrow tail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>høyrewards arrow from strek til filled diamond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table:number-columns-repeated="2" office:value-type="string" calcext:value-type="string">
            <text:p>north west arrow with hook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table:number-columns-repeated="2" office:value-type="string" calcext:value-type="string">
            <text:p>north east arrow with hook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table:number-columns-repeated="2" office:value-type="string" calcext:value-type="string">
            <text:p>south east arrow with hook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table:number-columns-repeated="2" office:value-type="string" calcext:value-type="string">
            <text:p>south west arrow with hook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north west arrow og north east arrow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north east arrow og south east arrow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south east arrow og south west arrow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wave arrow-vendt directly til the høyre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arrow-vendt høyrewards then curving downwards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arrow-vendt downwards then curving venstrewards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arrow-vendt downwards then curving høyrewards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clockwise høyre semicircle arrow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anticlockwise venstre semicircle arrow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>høyrewards arrow with pluss below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>venstre høyre arrow through circle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upwards two headed arrow from circle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round implies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>er lik above høyrewards arrow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>tilde operator above høyrewards arrow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>venstrewards arrow over tilde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>høyrewards arrow over tilde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>høyrewards arrow above almost lik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>mindre enn above venstrewards arrow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>større enn above høyrewards arrow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>subset above høyrewards arrow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>venstrewards arrow with stroke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>høyrewards arrow with stroke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venstrewards wave arrow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høyrewards wave arrow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>venstrewards two headed arrow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>upwards two headed arrow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>høyrewards two headed arrow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>downwards two headed arrow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>venstrewards arrow with tail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>høyrewards arrow with tail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>venstrewards arrow from strek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>upwards arrow from strek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>høyrewards arrow from strek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>downwards arrow from strek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opp ned arrow with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>venstrewards arrow with hook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>høyrewards arrow with hook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>venstrewards arrow with loop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>høyrewards arrow with loop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venstre høyre wave arrow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>venstre høyre arrow with stroke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downwards zigzag arrow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>upwards arrow with tip venstrewards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>upwards arrow with tip høyrewards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>downwards arrow with tip venstrewards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>downwards arrow with tip høyrewards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>høyrewards arrow with hjørne downwards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>downwards arrow with hjørne venstrewards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table:number-columns-repeated="2" office:value-type="string" calcext:value-type="string">
            <text:p>anticlockwise top semicircle arrow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table:number-columns-repeated="2" office:value-type="string" calcext:value-type="string">
            <text:p>clockwise top semicircle arrow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>north west arrow til long strek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>venstrewards arrow til strek over høyrewards arrow til strek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table:number-columns-repeated="2" office:value-type="string" calcext:value-type="string">
            <text:p>anticlockwise open circle arrow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table:number-columns-repeated="2" office:value-type="string" calcext:value-type="string">
            <text:p>clockwise open circle arrow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>høyrewards arrow over venstrewards arrow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>upwards arrow venstrewards av downwards arrow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>venstrewards arrow over høyrewards arrow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venstrewards paired arrows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upwards paired arrows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høyrewards paired arrows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downwards paired arrows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venstrewards dobbel arrow with stroke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venstre høyre dobbel arrow with stroke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høyrewards dobbel arrow with stroke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venstrewards dobbel arrow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upwards dobbel arrow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høyrewards dobbel arrow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downwards dobbel arrow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venstre høyre dobbel arrow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opp ned dobbel arrow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north west dobbel arrow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north east dobbel arrow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south east dobbel arrow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south west dobbel arrow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venstrewards trippel arrow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høyrewards trippel arrow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venstrewards squiggle arrow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høyrewards squiggle arrow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>upwards arrow with dobbel stroke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>downwards arrow with dobbel stroke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venstrewards striplet arrow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upwards striplet arrow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høyrewards striplet arrow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downwards striplet arrow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>venstrewards arrow til strek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>høyrewards arrow til strek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>venstrewards hvitt arrow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>upwards hvitt arrow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>høyrewards hvitt arrow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>downwards hvitt arrow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>upwards hvitt arrow from strek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>upwards arrow til the høyre av downwards arrow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venstrewards open headed arrow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høyrewards open headed arrow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venstre høyre open headed arrow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>long venstrewards arrow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>long høyrewards arrow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>long venstre høyre arrow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long venstrewards dobbel arrow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long høyrewards dobbel arrow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long venstre høyre dobbel arrow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>long høyrewards arrow from strek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long høyrewards squiggle arrow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venstrewards dobbel dash arrow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høyrewards dobbel dash arrow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venstrewards trippel dash arrow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høyrewards trippel dash arrow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venstrewards dobbel arrow tail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høyrewards dobbel arrow tail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>venstrewards arrow til filled diamond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>høyrewards arrow til filled diamond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>venstrewards arrow from strek til filled diamond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south west arrow og north west arrow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clockwise top semicircle arrow with min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anticlockwise top semicircle arrow with pluss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>superset above venstrewards arrow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>tomt sett with høyre arrow above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>tomt sett with venstre arrow above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>integral with venstrewards arrow with hook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table:number-columns-repeated="2"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weierstrass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stor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dotless i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dotless j</text:p>
          </table:table-cell>
        </table:table-row>
      </table:table>
      <table:table table:name="math_delimi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venstre ceiling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høyre ceiling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table:number-columns-repeated="2" office:value-type="string" calcext:value-type="string">
            <text:p>top half integral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table:number-columns-repeated="2" office:value-type="string" calcext:value-type="string">
            <text:p>bottom half integral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>venstre-vendt vinkel bracket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>venstre hvitt paren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>høyre hvitt paren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z ikkeation venstre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>høyre bracket with tick i top hjørne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>venstre vinkel bracket with dot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>høyre vinkel bracket with dot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venstre arc mindre enn bracket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høyre arc større enn bracket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dobbel venstre arc større enn bracket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dobbel høyre arc mindre enn bracket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venstre tortoise shell bracket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høyre tortoise shell bracket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>venstre parentes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>høyre parente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>venstre hakeparentes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>høyre hakeparentes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>venstre krøllparentes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>høyre krøllparentes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venstre floor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høyre floor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bottom høyre crop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bottom venstre crop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top høyre crop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top venstre crop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top venstre hjørne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top høyre hjørne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bottom venstre hjørne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bottom høyre hjørne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>høyre-vendt vinkel bracket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>upper venstre eller lower høyre brace section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>upper høyre eller lower venstre brace section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>over square 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>under square 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table:number-columns-repeated="2" office:value-type="string" calcext:value-type="string">
            <text:p>top parenthesis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table:number-columns-repeated="2" office:value-type="string" calcext:value-type="string">
            <text:p>bottom parenthesis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>top curly bracket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>bottom curly bracket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top tortoise sheel bracket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bottom tortoise sheel bracket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venstre s-shape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høyre s-shape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venstre hvitt square bracket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høyre hvitt square bracket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venstre vinkel bracket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høyre vinkel bracket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venstre dobbel vinkel bracket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høyre dobbel vinkel bracket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venstre hvitt tortoise shell bracket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høyre hvitt tortoise shell bracket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>venstre flattened parenthesis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>høyre flattened parenthesis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z ikkeation høyre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>venstre bracket with underbar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>høyre bracket with underbar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>venstre bracket with tick i top hjørne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>høyre bracket with tick i bottom hjørne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>venstre bracket with tick i bottom hjørne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reverse most positive; linje below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most positive; two linjes below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venstre dobbel vinkel bracket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høyre dobbel vinkel bracket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venstre hvitt square bracket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høyre hvitt square bracket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dobbel prime quote mark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>over paren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>under paren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>over curly bracket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>under curly bracket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>over vinkel bracket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>under vinkel bracket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boks-tegninger lys horisontal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boks-tegninger lys vertikal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boks-tegninger lys ned og venstre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boks-tegninger lys opp og høyre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boks-tegninger lys opp og venstre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boks-tegninger lys vertikal og venstre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boks-tegninger lys opp og horisontal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boks-tegninger dobbel horisonta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boks-tegninger dobbel vertik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boks-tegninger ned singel og høyre dobbel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boks-tegninger ned dobbel og høyre singel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boks-tegninger dobbel ned og høyre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boks-tegninger ned singel og venstre dobbel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boks-tegninger ned dobbel og venstre singel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boks-tegninger dobbel ned og venstre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boks-tegninger opp singel og høyre dobbel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boks-tegninger opp dobbel og høyre singel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boks-tegninger dobbel vertikal og høyre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boks-tegninger vertikal singel og venstre dobbel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boks-tegninger vertikal dobbel og venstre singel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boks-tegninger dobbel vertikal og venstre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boks-tegninger ned singel og horisontal dobbel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boks-tegninger ned dobbel og horisontal singel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boks-tegninger dobbel ned og horis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boks-tegninger opp singel og horisontal dobbel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boks-tegninger opp dobbel og horisontal singel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boks-tegninger dobbel opp og horis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upper half blokk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lower half blokk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full blokk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lys shade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middels shade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mørk shade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boks-tegninger lys ned og høyre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boks-tegninger lys vertikal og høyre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boks-tegninger lys ned og horis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boks-tegninger lys vertikal og horisontal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boks-tegninger dobbel opp og høyre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boks-tegninger opp singel og venstre dobbel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boks-tegninger opp dobbel og venstre singel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boks-tegninger dobbel opp og venstre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boks-tegninger vertikal singel og høyre dobbel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boks-tegninger vertikal dobbel og høyre singel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boks-tegninger vertikal singel og horisontal dobbel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boks-tegninger vertikal dobbel og horisontal singel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boks-tegninger dobbel vertikal og horisontal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svart square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hvitt square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svart square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hvitt square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hvitt rectvinkel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svart vertikal rectvinkel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hvitt vertikal rectvinkel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hvitt parallelogram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svart oppover-vendt triangel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hvitt oppover-vendt triangel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svart oppover-vendt triangel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hvitt oppover-vendt triangel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svart høyre-vendt triangel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hvitt høyre-vendt triangel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svart høyre-vendt triangel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høyre-vendt triangel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svart nedover-vendt triangel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hvitt nedover-vendt triangel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svart nedover-vendt triangel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hvitt nedover-vendt triangel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svart venstre-vendt triangel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hvitt venstre-vendt triangel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svart venstre-vendt triangel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hvitt venstre-vendt triangel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svart venstre-vendt pointer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hvitt venstre-vendt pointer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svart diamond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hvitt diamond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hvitt diamond inneholdering svart diamond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table:number-columns-repeated="2" office:value-type="string" calcext:value-type="string">
            <text:p>fisheye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table:number-columns-repeated="2" office:value-type="string" calcext:value-type="string">
            <text:p>lozenge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hvitt circle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table:number-columns-repeated="2" office:value-type="string" calcext:value-type="string">
            <text:p>dotted circle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circle with vertikal fill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table:number-columns-repeated="2"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svart circle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circle with venstre half svart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circle with høyre half svart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circle with lower half svart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circle with upper half svart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circle with upper høyre quadrant svart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circle with all men upper venstre quadrant svart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venstre half svart circle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høyre half svart circle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table:number-columns-repeated="2" office:value-type="string" calcext:value-type="string">
            <text:p>inverse bullet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inverse hvitt circle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upper half inverse hvitt circle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lower half inverse hvitt circle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upper venstre quadrant circular arc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upper høyre quadrant circular arc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lower høyre quadrant circular arc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lower venstre quadrant circular arc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table:number-columns-repeated="2" office:value-type="string" calcext:value-type="string">
            <text:p>upper half circle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table:number-columns-repeated="2" office:value-type="string" calcext:value-type="string">
            <text:p>lower half circle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svart lower høyre triangel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svart lower venstre triangel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svart upper venstre triangel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svart upper høyre triangel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composition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square with venstre half svart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square with høyre half svart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square with upper venstre half svart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square with lower høyre half svart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hvitt square with bisecting linj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hvitt oppover-vendt triangel with dot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opp-vendt triangel with venstre half svart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opp-vendt triangel with høyre half svart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table:number-columns-repeated="2" office:value-type="string" calcext:value-type="string">
            <text:p>large circle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upper venstre triangel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upper høyre triangel triangel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lower venstre triangel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hvitt middels square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svart middels square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hvitt middels square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svart middels square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lower høyre triangel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hvitt middels star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svart small star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hvitt small star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venstre barb ned høyre barb ned harpoon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opp ned harpoon venstre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venstrewards harpoon til strek with barb upwards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høyrewards harpoon til strek with barb upwards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upwards harpoon til strek with barb høyrewards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downwards harpoon til strek with barb høyrewards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venstrewards harpoon til strek with barb downwards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høyrewards harpoon til strek with barb downwards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upwards harpoon til strek with barb venstrewards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downwards harpoon til strek with barb venstrewards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upwards harpoon from strek with barb venstrewards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downwards harpoon from strek with barb venstrewards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venstrewards harpoon with barb opp above venstrewards harpoon with barb ned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upwards harpoon with barb venstre beside upwards harpoon with barb høyre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høyrewards harpoon with barb opp above høyrewards harpoon with barb ned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downwards harpoon with barb venstre beside downwards harpoon with barb høyre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venstrewards harpoon with barb opp above høyrewards harpoon with barb op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venstrewards harpoon with barb ned above høyrewards harpoon with barb ned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høyrewards harpoon with barb opp above venstrewards harpoon with barb op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høyrewards harpoon with barb ned above venstrewards harpoon with barb ned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venstre harpoon opp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venstre harpoon ned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opp harpoon høyre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opp harpoon venstre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høyre harpoon opp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høyre harpoon ned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ned harpoon høyre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ned harpoon venstre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venstre harpoon over høyre harpoon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høyre harpoon over venstre harpoon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venstre barb opp høyre barb ned harpoon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venstre barb ned høyre barb opp harpoon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venstre barb opp høyre barb opp harpoon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opp ned harpoon høyre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venstrewards harpoon from strek with barb upwards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høyrewards harpoon from strek with barb upwards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upwards harpoon from strek with barb høyrewards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downwards harpoon from strek with barb høyrewards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venstrewards harpoon from strek with barb downwards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høyrewards harpoon from strek with barb downwards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venstrewards harpoon over strek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venstrewards harpoon under strek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høyrewards harpoon over strek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høyrewards harpoon under strek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upwards harpoon til the venstre av downwards harpoon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upwards harpoon til the høyre av downwards harpoon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venstre fish tail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høyre fish tail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vertikal strek with dobbel hook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ned fish tail</text:p>
          </table:table-cell>
        </table:table-row>
      </table:table>
      <table:table table:name="math_non_charac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umero sign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sound recording copyhøyre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trade mark sign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unce sign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table:number-columns-repeated="2" office:value-type="string" calcext:value-type="string">
            <text:p>inverted ohm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turned cap f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h strek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table:number-columns-repeated="2" office:value-type="string" calcext:value-type="string">
            <text:p>prescription tak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degrees 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angstroms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table:number-columns-repeated="2" office:value-type="string" calcext:value-type="string">
            <text:p>en dash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table:number-columns-repeated="2" office:value-type="string" calcext:value-type="string">
            <text:p>em dash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>horisontal strek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>dobbel vertikal strek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venstre singel quote mark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høyre singel quote mark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table:number-columns-repeated="2"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dobbel dagger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table:number-columns-repeated="2"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table:number-columns-repeated="2" office:value-type="string" calcext:value-type="string">
            <text:p>two dot leader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table:number-columns-repeated="2" office:value-type="string" calcext:value-type="string">
            <text:p>dot dot dot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>per mille sign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>per ten thousand sign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table:number-columns-repeated="2"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dobbel prime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>trippel prime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>omvendt prime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>omvendt dobbel prime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>singel venstre-vendt vinkel quote mark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>tegn-tie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table:number-columns-repeated="2" office:value-type="string" calcext:value-type="string">
            <text:p>caret insertion point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table:number-columns-repeated="2" office:value-type="string" calcext:value-type="string">
            <text:p>hyphen bullet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>close opp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>kvadruppel 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for alle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komplement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>det eksisterer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>det eksisterer ikke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tomt sett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nkrement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element av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>ikke an element av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koproduk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table:number-columns-repeated="2"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>minus plus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>dot plus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>divisjons slash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table:number-columns-repeated="2" office:value-type="string" calcext:value-type="string">
            <text:p>set minu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k operator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>composition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ullet operator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inkel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>målt vinkel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>sfærisk vinkel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deler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>ikke divid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>parallel til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>ikke parallel til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table:number-columns-repeated="2"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table:number-columns-repeated="2"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table:number-columns-repeated="2"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table:number-columns-repeated="2" office:value-type="string" calcext:value-type="string">
            <text:p>volume integral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table:number-columns-repeated="2" office:value-type="string" calcext:value-type="string">
            <text:p>clockwise integral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>clockwise contour integral (arrow on høyre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table:number-columns-repeated="2" office:value-type="string" calcext:value-type="string">
            <text:p>anticlockwise contour integral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table:number-columns-repeated="2"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because eller since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table:number-columns-repeated="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table:number-columns-repeated="2"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table:number-columns-repeated="2" office:value-type="string" calcext:value-type="string">
            <text:p>dot mi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table:number-columns-repeated="2"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>wreath produkt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>ikke 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table:number-columns-repeated="2" office:value-type="string" calcext:value-type="string">
            <text:p>minus 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>asymptotically lik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>ikke asymptotically lik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>tilnærmet lik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>tilnærmet men ikke faktisk lik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>hverken tilnærmet eller faktisk lik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>almost lik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>ikke almost lik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table:number-columns-repeated="2" office:value-type="string" calcext:value-type="string">
            <text:p>approaches the limit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>geometrically lik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>tilnærmet lik eller the image av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>image av eller tilnærmet lik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>kolon er lik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>er lik kolon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>ring i lik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>ring lik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corresponds til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table:number-columns-repeated="2" office:value-type="string" calcext:value-type="string">
            <text:p>estimates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>ikke lik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>identisk lik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>ikke identical til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>strengt ekvivalent til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>mindre enn eller lik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>større enn eller lik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>mindre enn over lik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>større enn over lik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>mindre enn men ikke lik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>større enn men ikke lik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>hverken mindre enn eller lik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>hverken større enn eller lik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>mindre enn eller ekvivalent til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>større enn eller ekvivalent til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>hverken mindre enn eller ekvivalent til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>hverken større enn eller ekvivalent til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>mindre enn eller større enn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>større enn eller mindre enn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>hverken mindre enn eller større enn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>hverken større enn eller mindre enn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>ikke precede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>ikke succeed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>subset av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>superset av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>ikke a subset av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>ikke a superset av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>subset av eller lik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>superset av eller lik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>hverken a subset av eller lik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>hverken a superset av eller lik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>square original av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>square image av eller lik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>square original av eller lik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table:number-columns-repeated="2" office:value-type="string" calcext:value-type="string">
            <text:p>square cap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table:number-columns-repeated="2" office:value-type="string" calcext:value-type="string">
            <text:p>square cup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circle pluss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circle minus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circle times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>circle slash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circle dot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table:number-columns-repeated="2"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table:number-columns-repeated="2" office:value-type="string" calcext:value-type="string">
            <text:p>projective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table:number-columns-repeated="2"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>omvendt ikke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table:number-columns-repeated="2"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table:number-columns-repeated="2"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factorial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quote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table:number-columns-repeated="2" office:value-type="string" calcext:value-type="string">
            <text:p>number sign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dollars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table:number-columns-repeated="2" office:value-type="string" calcext:value-type="string">
            <text:p>ampersand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apostrof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ganger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s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komm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kråstrek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kolon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semikolo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mindre enn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er lik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>større en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spørsmålstegn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krøllalfa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bakstrek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cirkumfleks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understrek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 aksent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vertikal strek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table:number-columns-repeated="2"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omvendt utropstegn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pund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>valutategn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yen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brutt vertikal strek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paragraftegn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>tøddel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kopirettigheter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feminint ordenstall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>venstre sitattegn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ikke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registert-tegn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trek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grader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>pluss minus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akutt aksent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>avsnittstegn (pilcrow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rikk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cedille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maskulint ordenstall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>høyre sitattegn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omvendt spørsmålstegn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gangetegn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deletegn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table:number-columns-repeated="2" office:value-type="string" calcext:value-type="string">
            <text:p>breve</text:p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t above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table:number-columns-repeated="2" office:value-type="string" calcext:value-type="string">
            <text:p>ring above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table:number-columns-repeated="2" office:value-type="string" calcext:value-type="string">
            <text:p>ogonek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table:number-columns-repeated="2"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>dobbel akutt aksent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>singel low 9 quote mark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venstre dobbel quote mark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høyre dobbel quote mark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>dobbel low 9 quote mark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>singel høyre-vendt vinkel quote mark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overline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>omvendt semikolon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element av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>inneholder som medlem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>ikke inneholder som medlem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>inneholder som medlem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slutt av bevis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>kubikkrot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fjerderot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>proporsjonal til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uendelig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høyre vinkel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table:number-columns-repeated="2"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table:number-columns-repeated="2" office:value-type="string" calcext:value-type="string">
            <text:p>integral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>dobbel integral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>trippel integral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table:number-columns-repeated="2" office:value-type="string" calcext:value-type="string">
            <text:p>contour integral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table:number-columns-repeated="2" office:value-type="string" calcext:value-type="string">
            <text:p>surface integral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table:number-columns-repeated="2" office:value-type="string" calcext:value-type="string">
            <text:p>geometric proportion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table:number-columns-repeated="2" office:value-type="string" calcext:value-type="string">
            <text:p>homothetic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 operator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>omvendt tilde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table:number-columns-repeated="2" office:value-type="string" calcext:value-type="string">
            <text:p>inverted lazy s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table:number-columns-repeated="2" office:value-type="string" calcext:value-type="string">
            <text:p>sine wave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>almost equal eller lik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>trippel tilde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>all lik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>ekvivalent til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>geometrically ekvivalent til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>difference mellom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>equiangular til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>stjerne er lik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>delta lik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>lik per definition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>målt per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>spurt om er lik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>mye mindre enn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>mye større enn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mellom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>ikke ekvivalent til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>ikke mindre enn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>ikke større enn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table:number-columns-repeated="2" office:value-type="string" calcext:value-type="string">
            <text:p>precedes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table:number-columns-repeated="2" office:value-type="string" calcext:value-type="string">
            <text:p>succeeds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>precedes eller lik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>succeeds eller lik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>precedes eller ekvivalent til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>succeeds eller ekvivalent til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>subset av with ikke lik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>superset av with ikke lik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table:number-columns-repeated="2" office:value-type="string" calcext:value-type="string">
            <text:p>multiset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table:number-columns-repeated="2" office:value-type="string" calcext:value-type="string">
            <text:p>multiset multiplication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table:number-columns-repeated="2" office:value-type="string" calcext:value-type="string">
            <text:p>multiset union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>square image av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>circle ring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>circle asterisk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>circle er lik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>circle dash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>square pluss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>square minus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>square times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>square dot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>høyre tack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>venstre tack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>ned tack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opp tack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åstand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modellerer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table:number-columns-repeated="2" office:value-type="string" calcext:value-type="string">
            <text:p>forces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>trippel vertikal strek høyre turnstile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>dobbel vertikal strek dobbel høyre turnstile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>ikke prove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>ikke true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>ikke force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>negert dobbel vertikal strek dobbel høyre turnstile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table:number-columns-repeated="2" office:value-type="string" calcext:value-type="string">
            <text:p>precedes under relation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table:number-columns-repeated="2" office:value-type="string" calcext:value-type="string">
            <text:p>succeeds under relation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>normal undergruppe av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>inneholder som normal undergruppe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>normal undergruppe av eller er lik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>inneholder som normal undergruppe eller er lik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>original av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>image av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table:number-columns-repeated="2" office:value-type="string" calcext:value-type="string">
            <text:p>multimap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table:number-columns-repeated="2" office:value-type="string" calcext:value-type="string">
            <text:p>hermitian conjugate matrix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table:number-columns-repeated="2" office:value-type="string" calcext:value-type="string">
            <text:p>intercalate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table:number-columns-repeated="2"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table:number-columns-repeated="2" office:value-type="string" calcext:value-type="string">
            <text:p>nand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g heller ikke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>høyre triangel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gical and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gical or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table:number-columns-repeated="2"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table:number-columns-repeated="2"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iamond operator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table:number-columns-repeated="2"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>divisjon times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table:number-columns-repeated="2" office:value-type="string" calcext:value-type="string">
            <text:p>bowtie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>venstre normal factor semidirect produkt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>høyre normal factor semidirect produkt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>venstre semidirect produkt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>høyre semidirect produkt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>omvendt tilde er lik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>curly logical or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>curly logical and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>dobbel subset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>dobbel superset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>dobbel intersection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>dobbel union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table:number-columns-repeated="2" office:value-type="string" calcext:value-type="string">
            <text:p>pitchfork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>equal og parallel til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>mindre enn with dot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>større enn with dot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>very mye mindre enn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>very mye større enn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>mindre enn lik eller større enn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>større enn lik eller mindre enn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>lik eller mindre enn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>lik eller større enn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>lik eller precedes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>lik eller succeeds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>ikke precede eller equal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>ikke succeed eller equal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>ikke square image av eller lik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>ikke square original av eller lik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>square image av eller ikke lik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>square original av eller ikke lik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>mindre enn men ikke ekvivalent til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>større enn men ikke ekvivalent til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>precedes men ikke ekvivalent til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>succeeds men ikke ekvivalent til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>ikke normal undergruppe av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>ikke inneholder som normal undergruppe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>ikke normal undergruppe av eller lik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>ikke inneholder som normal undergruppe eller equal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>vertikal ellipsis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math axis ellipsis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>opp høyre diagonal ellipsis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>ned høyre diagonal ellipsis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>element av with long horisontal stroke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>element av with vertikal strek at slutt av horisontal stroke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>element av with vertikal strek at slutt av horisontal stroke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>element av with dot above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>element av with overbar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>small element av with overbar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>element av with underbar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>element av with two horisontal strokes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>inneholder with long horisontal stroke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>inneholder with vertikal strek at slutt av horisontal stroke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>inneholder with vertikal strek at slutt av horisontal stroke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>inneholder with overbar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>small inneholder with overbar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>z ikkeation bag medlemship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>hvitt triangel inneholdering small hvitt triangel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table:number-columns-repeated="2" office:value-type="string" calcext:value-type="string">
            <text:p>perpendicular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table:number-columns-repeated="2" office:value-type="string" calcext:value-type="string">
            <text:p>open subset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table:number-columns-repeated="2" office:value-type="string" calcext:value-type="string">
            <text:p>open superset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table:number-columns-repeated="2" office:value-type="string" calcext:value-type="string">
            <text:p>or with dot inside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>back slash preceeding subset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>superset preceeding slash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>vertikal strek with horisontal stroke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>long divisjon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>and with dot inside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>element av openning upwards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>lower høyre hjørne with dot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>lower venstre hjørne with dot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>venstre outer join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>høyre outer join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table:number-columns-repeated="2" office:value-type="string" calcext:value-type="string">
            <text:p>full outer join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>large opp tack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>large ned tack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>venstre og høyre dobbel turnstile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>venstre og høyre tack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>venstre multimap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>long høyre tack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>long venstre tack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>opp tack with circle above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>lozenge divided per horisontal rule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>hvitt concave sided diamond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>hvitt concave sided diamond with venstrewards tick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>hvitt concave sided diamond with høyrewards tick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>hvitt square with venstrewards tick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>hvitt square with høyrewards tick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>vertikal zigzag linje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>omvendt tomt sett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>tomt sett with overbar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>tomt sett with circle above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>circle with horisontal strek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>circled vertikal strek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table:number-columns-repeated="2" office:value-type="string" calcext:value-type="string">
            <text:p>circled parallel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table:number-columns-repeated="2" office:value-type="string" calcext:value-type="string">
            <text:p>circled perpendicular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table:number-columns-repeated="2" office:value-type="string" calcext:value-type="string">
            <text:p>circle with superimposed x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>circled anticlockwise rotated divisjon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>circled hvitt bullet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table:number-columns-repeated="2" office:value-type="string" calcext:value-type="string">
            <text:p>circled bullet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>circled mindre enn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>circled større enn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>circle with circle til the høyre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>circle with two horisontal strokes til the høyre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table:number-columns-repeated="2" office:value-type="string" calcext:value-type="string">
            <text:p>squared rising diagonal slash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table:number-columns-repeated="2" office:value-type="string" calcext:value-type="string">
            <text:p>squared falling diagonal slash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table:number-columns-repeated="2" office:value-type="string" calcext:value-type="string">
            <text:p>two joined squares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>triangel with serifs at bottom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>høyre triangel above venstre triangel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>normal undergruppe av with strek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>inneholder som normal undergruppe with strek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>incomplete uendelig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>uendelig negert with vertikal strek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>er lik sign og slanted parallel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>er lik sign og slanted parallel med tilde above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>identical til with dobbel slash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>filled lozenge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table:number-columns-repeated="2" office:value-type="string" calcext:value-type="string">
            <text:p>rule delayed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table:number-columns-repeated="2" office:value-type="string" calcext:value-type="string">
            <text:p>solidus with overbar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>kvadruppel integral operator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table:number-columns-repeated="2" office:value-type="string" calcext:value-type="string">
            <text:p>finite part integral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table:number-columns-repeated="2" office:value-type="string" calcext:value-type="string">
            <text:p>circulation function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table:number-columns-repeated="2" office:value-type="string" calcext:value-type="string">
            <text:p>anticlockwise integration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table:number-columns-repeated="2" office:value-type="string" calcext:value-type="string">
            <text:p>line integration with rectangular path around pole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table:number-columns-repeated="2" office:value-type="string" calcext:value-type="string">
            <text:p>line integration with semicircular path around pole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>line integration ikke including the pole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>integral around a point operator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>quaternion integral operator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>pluss sign with circle above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>pluss sign med cirkumfleks aksent above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>tilde with pluss below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>pluss sign with dot below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>tilde with pluss above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>pluss sign with subskript two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table:number-columns-repeated="2" office:value-type="string" calcext:value-type="string">
            <text:p>minus sign with comma above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table:number-columns-repeated="2" office:value-type="string" calcext:value-type="string">
            <text:p>minus sign with dot below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>pluss sign i venstre half circle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>pluss sign i høyre half circle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>vector eller cross produkt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table:number-columns-repeated="2" office:value-type="string" calcext:value-type="string">
            <text:p>multiplication sign with dot above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table:number-columns-repeated="2" office:value-type="string" calcext:value-type="string">
            <text:p>multiplication sign with underbar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>smash produkt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>multiplication sign i venstre half circle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>multiplication sign i høyre half circle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>circled multiplication sign med cirkumfleks aksent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>multiplication sign i dobbel circle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>circled divisjons sign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>pluss sign i triangel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>minus sign i triangel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>multiplication sign i triangel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>interior produkt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>amalgamation eller coprodukt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table:number-columns-repeated="2" office:value-type="string" calcext:value-type="string">
            <text:p>intersection with dot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table:number-columns-repeated="2" office:value-type="string" calcext:value-type="string">
            <text:p>union with overbar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table:number-columns-repeated="2" office:value-type="string" calcext:value-type="string">
            <text:p>intersection with overbar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>intersection with logical and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>union with logical or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table:number-columns-repeated="2" office:value-type="string" calcext:value-type="string">
            <text:p>union above intersection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table:number-columns-repeated="2" office:value-type="string" calcext:value-type="string">
            <text:p>intersection above union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>union above strek above intersection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>intersection above strek above union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>union beside og joined with union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>intersection beside og joined with intersection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table:number-columns-repeated="2" office:value-type="string" calcext:value-type="string">
            <text:p>closed union with serifs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table:number-columns-repeated="2" office:value-type="string" calcext:value-type="string">
            <text:p>closed intersection with serifs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>closed union with serifs og smash produkt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>dobbel logical and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>dobbel logical or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>two intersecting logical and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>two intersecting logical or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table:number-columns-repeated="2" office:value-type="string" calcext:value-type="string">
            <text:p>sloping large or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table:number-columns-repeated="2" office:value-type="string" calcext:value-type="string">
            <text:p>sloping large and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>logical og with middle stem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>logical eller with middle stem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>logical og with horisontal dash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>logical eller with horisontal dash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>logical og with underbar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>equal with dot below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>tilde with dot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table:number-columns-repeated="2" office:value-type="string" calcext:value-type="string">
            <text:p>congruent with dot above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>almost lik med cirkumfleks aksent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>er lik with pluss below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>er lik with pluss above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>er lik sign above tilde operator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>dobbel kolon equal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>dobbel equal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>er lik sign with two dots above og two dots below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>ekvivalent with four dots above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>mindre enn with circle inside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>større enn with circle inside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>mindre enn with question mark above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>større enn with question mark above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>mindre enn eller slanted lik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>større enn eller slanted equal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>mindre enn eller slanted lik with dot inside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>større enn eller slanted lik with dot inside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>mindre enn eller slanted lik with dot above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>større enn eller slanted lik with dot above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>mindre enn eller slanted lik with dot above høyre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>større enn eller slanted lik with dot above venstre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>mindre enn men ikke tilnærmet lik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>større enn men ikke tilnærmet lik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>mindre enn above similar eller equal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>større enn above similar eller equal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>mindre enn above similar above større enn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>større enn above similar above mindre enn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>mindre enn større enn eller lik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>større enn mindre enn eller lik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>mindre enn above slanted equal above større enn above slanted equal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>større enn above slanted equal above mindre enn above slanted equal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>slanted lik eller mindre enn with dot inside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>slanted lik eller større enn with dot inside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>equal (dobbel over mindre enn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>lik eller større enn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>ekvivalent til eller mindre enn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>similar eller større enn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>similar above mindre enn above er lik sign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>similar above større enn above er lik sign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>nested mindre enn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>nested større enn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>mindre enn større enn overlay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>større enn beside mindre enn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>mindre enn closed per curve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>større enn closed per curve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>mindre enn closed per curve above slanted equal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>større enn closed per curve above slanted equal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>smaller than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>larger than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>smaller than eller lik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>larger than eller lik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>difference mellom (variant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>precedes above singel linje er lik sign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>precedes men ikke lik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>succeeds men ikke lik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>dobbel precedes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>dobbel succeeds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>subset av with dot; is included i som sub relation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>superset av with dot; includes som sub relation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>subset with pluss sign below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>superset with pluss sign below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table:number-columns-repeated="2" office:value-type="string" calcext:value-type="string">
            <text:p>subset with multiplication sign below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table:number-columns-repeated="2" office:value-type="string" calcext:value-type="string">
            <text:p>superset with multiplication sign below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>subset av eller lik with dot above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>superset av eller lik with dot above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>approximate subset av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>approximate superset av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table:number-columns-repeated="2" office:value-type="string" calcext:value-type="string">
            <text:p>closed subset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table:number-columns-repeated="2" office:value-type="string" calcext:value-type="string">
            <text:p>closed superset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>closed subset eller lik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>closed superset eller lik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>subset over superset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>superset over subset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>subset over subset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>superset over superset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table:number-columns-repeated="2" office:value-type="string" calcext:value-type="string">
            <text:p>superset beside subset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>superset beside og joined per dash with subset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>element av opening downwards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table:number-columns-repeated="2" office:value-type="string" calcext:value-type="string">
            <text:p>pitchfork with tee top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table:number-columns-repeated="2" office:value-type="string" calcext:value-type="string">
            <text:p>transversal intersection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>dobbel venstre turnstile vertikal strek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>long dash from venstre medlem av dobbel vertikal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>short ned tack with overbar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>perpendicular over strek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>short opp tack above short ned tack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>dobbel opp tack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>dobbel stroke ikke sign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>omvendt dobbel stroke ikke sign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>ikke divide with omvendt negation slash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>vertikal linje with circle above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>vertikal linje with circle below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>ned tack with circle below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>parallel with horisontal stroke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>parallel med tilde operator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>integer divide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table:number-columns-repeated="2"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myk bindestrek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table:number-columns-repeated="2" office:value-type="string" calcext:value-type="string">
            <text:p>zero width non 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table:number-columns-repeated="2"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venstre til høyre mark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høyre til venstre mark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svart star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hvitt star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table:number-columns-repeated="2" office:value-type="string" calcext:value-type="string">
            <text:p>check mark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table:number-columns-repeated="2" office:value-type="string" calcext:value-type="string">
            <text:p>ballot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table:number-columns-repeated="2" office:value-type="string" calcext:value-type="string">
            <text:p>maltese cros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six pointed svart star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table:number-columns-repeated="2" office:value-type="string" calcext:value-type="string">
            <text:p>heavy teardrop spoked asterisk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kmål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vulgar fraction one third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vulgar fraction two thirds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vulgar fraction one fifth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vulgar fraction two fifths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vulgar fraction three fifths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vulgar fraction four fifths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vulgar fraction one sixth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ksponent til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>eksponent tre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det rasjonelle tallet en fjerdedel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det rasjonelle tallet en halv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det rasjonelle tallet tre fjerdedeler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vulgar fraction five sixths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vulgar fraction one eighth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vulgar fraction three eighths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vulgar fraction five eighths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vulgar fraction seven eighths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1:11:17.809097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31T10:50:56.705703809</meta:creation-date>
    <dc:date>2021-05-13T11:12:33.689429061</dc:date>
    <meta:editing-duration>PT4H13M</meta:editing-duration>
    <meta:editing-cycles>17</meta:editing-cycles>
    <meta:generator>LibreOffice/7.0.5.2$Linux_X86_64 LibreOffice_project/00$Build-2</meta:generator>
    <dc:creator>Volker Sorge</dc:creator>
    <meta:document-statistic meta:table-count="21" meta:cell-count="10712" meta:object-count="0"/>
  </office:meta>
</office:document-meta>
</file>